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Table1" style:family="table">
      <style:table-properties style:width="5.3896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9792in"/>
    </style:style>
    <style:style style:name="Table1.E" style:family="table-column">
      <style:table-column-properties style:column-width="0.8063in"/>
    </style:style>
    <style:style style:name="Table1.F" style:family="table-column">
      <style:table-column-properties style:column-width="0.954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Standard">
      <style:text-properties style:font-name="Ubuntu" fo:font-size="20pt" officeooo:rsid="0024f62f" officeooo:paragraph-rsid="0024f62f" style:font-size-asian="17.5pt" style:font-size-complex="20pt"/>
    </style:style>
    <style:style style:name="P2" style:family="paragraph" style:parent-style-name="Standard">
      <style:text-properties style:font-name="Ubuntu" fo:font-size="20pt" officeooo:rsid="0024f62f" officeooo:paragraph-rsid="0026e50f" style:font-size-asian="17.5pt" style:font-size-complex="20pt"/>
    </style:style>
    <style:style style:name="P3" style:family="paragraph" style:parent-style-name="Standard">
      <style:text-properties style:font-name="Ubuntu" fo:font-size="20pt" officeooo:rsid="0026e50f" officeooo:paragraph-rsid="00284da3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20pt" officeooo:rsid="0026e50f" officeooo:paragraph-rsid="00284da3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Ubuntu" fo:font-size="20pt" officeooo:rsid="0026e50f" officeooo:paragraph-rsid="00284da3" style:font-size-asian="17.5pt" style:font-size-complex="20pt"/>
    </style:style>
    <style:style style:name="P6" style:family="paragraph" style:parent-style-name="Standard">
      <style:text-properties style:font-name="Ubuntu" fo:font-size="20pt" officeooo:rsid="00277ab0" officeooo:paragraph-rsid="00277ab0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Ubuntu" fo:font-size="20pt" officeooo:rsid="0028d9ae" officeooo:paragraph-rsid="0028d9a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Ubuntu" fo:font-size="20pt" officeooo:rsid="002c8cf2" officeooo:paragraph-rsid="002c8cf2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style:font-name="Ubuntu" fo:font-size="20pt" officeooo:rsid="002e4b0f" officeooo:paragraph-rsid="002e4b0f" style:font-size-asian="17.5pt" style:font-size-complex="20pt"/>
    </style:style>
    <style:style style:name="P10" style:family="paragraph" style:parent-style-name="Standard">
      <style:text-properties style:font-name="Ubuntu" fo:font-size="12pt" officeooo:rsid="0026e50f" officeooo:paragraph-rsid="00284da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bold" officeooo:rsid="0028d9ae" officeooo:paragraph-rsid="0028d9a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weight="bold" officeooo:rsid="0028d9ae" officeooo:paragraph-rsid="00314be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pt" fo:font-weight="normal" officeooo:rsid="0029b173" officeooo:paragraph-rsid="0029b173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0pt" fo:font-weight="normal" officeooo:rsid="0029b173" officeooo:paragraph-rsid="002e4b0f" style:font-size-asian="8.75pt" style:font-weight-asian="normal" style:font-size-complex="10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Ubuntu" fo:font-size="10pt" fo:font-weight="normal" officeooo:rsid="002e4b0f" officeooo:paragraph-rsid="002fc9cf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0pt" fo:font-weight="normal" officeooo:rsid="002e4b0f" officeooo:paragraph-rsid="002e4b0f" style:font-size-asian="8.75pt" style:font-weight-asian="normal" style:font-size-complex="10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Ubuntu" fo:font-size="10pt" fo:font-weight="normal" officeooo:rsid="002fc9cf" officeooo:paragraph-rsid="003453f4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0pt" fo:font-weight="normal" officeooo:rsid="00326d2d" officeooo:paragraph-rsid="00326d2d" style:font-size-asian="8.75pt" style:font-weight-asian="normal" style:font-size-complex="10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Ubuntu" fo:font-size="10pt" fo:font-weight="normal" officeooo:rsid="003453f4" officeooo:paragraph-rsid="003453f4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0pt" fo:font-weight="normal" officeooo:rsid="003453f4" officeooo:paragraph-rsid="0035369d" style:font-size-asian="8.75pt" style:font-weight-asian="normal" style:font-size-complex="10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font-name="Ubuntu" fo:font-size="10pt" fo:font-weight="normal" officeooo:rsid="0035369d" officeooo:paragraph-rsid="0035369d" style:font-size-asian="8.75pt" style:font-weight-asian="normal" style:font-size-complex="10pt" style:font-weight-complex="normal"/>
    </style:style>
    <style:style style:name="P24" style:family="paragraph" style:parent-style-name="Standard">
      <style:text-properties officeooo:paragraph-rsid="0022b751"/>
    </style:style>
    <style:style style:name="P25" style:family="paragraph" style:parent-style-name="Standard">
      <style:text-properties style:font-name="Ubuntu Thin1" fo:font-size="10pt" officeooo:paragraph-rsid="0022b751" style:font-size-asian="10pt" style:font-size-complex="10pt"/>
    </style:style>
    <style:style style:name="P26" style:family="paragraph" style:parent-style-name="Standard">
      <style:text-properties style:font-name="Ubuntu Thin1" fo:font-size="10pt" officeooo:rsid="0022b751" officeooo:paragraph-rsid="0022b751" style:font-size-asian="10pt" style:font-size-complex="10pt"/>
    </style:style>
    <style:style style:name="P27" style:family="paragraph" style:parent-style-name="Standard">
      <style:text-properties style:font-name="Ubuntu Thin1" fo:font-size="10pt" officeooo:rsid="002589e0" officeooo:paragraph-rsid="0026a86f" style:font-size-asian="10pt" style:font-size-complex="10pt"/>
    </style:style>
    <style:style style:name="P28" style:family="paragraph" style:parent-style-name="Standard">
      <style:text-properties style:font-name="Ubuntu Thin1" fo:font-size="10pt" officeooo:rsid="0026a86f" officeooo:paragraph-rsid="0026a86f" style:font-size-asian="10pt" style:font-size-complex="10pt"/>
    </style:style>
    <style:style style:name="P29" style:family="paragraph" style:parent-style-name="Standard">
      <style:text-properties fo:color="#c9211e" loext:opacity="100%" style:font-name="Ubuntu Thin1" fo:font-size="10pt" officeooo:paragraph-rsid="0022b751" style:font-size-asian="10pt" style:font-size-complex="10pt"/>
    </style:style>
    <style:style style:name="P30" style:family="paragraph" style:parent-style-name="Standard" style:list-style-name="L4">
      <style:paragraph-properties fo:text-align="start" style:justify-single-word="false"/>
      <style:text-properties fo:color="#8d1d75" loext:opacity="100%" style:font-name="Ubuntu" fo:font-size="10pt" fo:font-weight="normal" officeooo:rsid="002fc9cf" officeooo:paragraph-rsid="002fc9cf" style:font-size-asian="8.75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Ubuntu Thin1" fo:font-size="10pt" style:font-size-asian="10pt" style:font-size-complex="10pt"/>
    </style:style>
    <style:style style:name="P32" style:family="paragraph" style:parent-style-name="Table_20_Heading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T1" style:family="text">
      <style:text-properties style:font-name="Ubuntu Thin" officeooo:rsid="001bf2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f62f" style:font-weight-asian="bold" style:font-weight-complex="bold"/>
    </style:style>
    <style:style style:name="T4" style:family="text">
      <style:text-properties fo:font-weight="bold" officeooo:rsid="0022b751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font-name="Ubuntu Thin1" fo:font-size="10pt" fo:letter-spacing="normal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7" style:family="text">
      <style:text-properties style:use-window-font-color="true" loext:opacity="0%"/>
    </style:style>
    <style:style style:name="T8" style:family="text">
      <style:text-properties style:use-window-font-color="true" loext:opacity="0%" style:font-name="Ubuntu Thin1" officeooo:rsid="002589e0"/>
    </style:style>
    <style:style style:name="T9" style:family="text">
      <style:text-properties style:use-window-font-color="true" loext:opacity="0%" style:font-name="Ubuntu Thin1" fo:font-style="normal" style:text-underline-style="none" style:font-style-asian="normal" style:font-style-complex="normal"/>
    </style:style>
    <style:style style:name="T10" style:family="text">
      <style:text-properties style:use-window-font-color="true" loext:opacity="0%" style:font-name="Ubuntu Thin1" fo:font-style="normal" style:text-underline-style="none" officeooo:rsid="002b684f" style:font-style-asian="normal" style:font-style-complex="normal"/>
    </style:style>
    <style:style style:name="T11" style:family="text">
      <style:text-properties style:use-window-font-color="true" loext:opacity="0%" style:font-name="Ubuntu Thin1" fo:font-style="normal" style:text-underline-style="none" officeooo:rsid="002e4b0f" style:font-style-asian="normal" style:font-style-complex="normal"/>
    </style:style>
    <style:style style:name="T12" style:family="text">
      <style:text-properties style:use-window-font-color="true" loext:opacity="0%" style:font-name="Ubuntu Thin1" fo:font-style="normal" style:text-underline-style="none" officeooo:rsid="002fc9cf" style:font-style-asian="normal" style:font-style-complex="normal"/>
    </style:style>
    <style:style style:name="T13" style:family="text">
      <style:text-properties style:use-window-font-color="true" loext:opacity="0%" style:font-name="Ubuntu Thin1" fo:font-style="normal" style:text-underline-style="none" officeooo:rsid="00300257" style:font-style-asian="normal" style:font-style-complex="normal"/>
    </style:style>
    <style:style style:name="T14" style:family="text">
      <style:text-properties style:use-window-font-color="true" loext:opacity="0%" style:font-name="Ubuntu Thin1" fo:font-style="normal" style:text-underline-style="none" officeooo:rsid="00314bef" style:font-style-asian="normal" style:font-style-complex="normal"/>
    </style:style>
    <style:style style:name="T15" style:family="text">
      <style:text-properties style:use-window-font-color="true" loext:opacity="0%" style:font-name="Ubuntu Thin1" fo:font-style="normal" style:text-underline-style="none" officeooo:rsid="00326d2d" style:font-style-asian="normal" style:font-style-complex="normal"/>
    </style:style>
    <style:style style:name="T16" style:family="text">
      <style:text-properties style:use-window-font-color="true" loext:opacity="0%" style:font-name="Ubuntu Thin1" fo:font-style="normal" style:text-underline-style="none" officeooo:rsid="0029b173" style:font-style-asian="normal" style:font-style-complex="normal"/>
    </style:style>
    <style:style style:name="T17" style:family="text">
      <style:text-properties style:use-window-font-color="true" loext:opacity="0%" style:font-name="Ubuntu Thin1" fo:font-style="normal" style:text-underline-style="none" officeooo:rsid="003453f4" style:font-style-asian="normal" style:font-style-complex="normal"/>
    </style:style>
    <style:style style:name="T18" style:family="text">
      <style:text-properties style:use-window-font-color="true" loext:opacity="0%" style:font-name="Ubuntu Thin1" fo:font-style="normal" style:text-underline-style="none" officeooo:rsid="0035369d" style:font-style-asian="normal" style:font-style-complex="normal"/>
    </style:style>
    <style:style style:name="T19" style:family="text">
      <style:text-properties style:use-window-font-color="true" loext:opacity="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20" style:family="text">
      <style:text-properties style:use-window-font-color="true" loext:opacity="0%" style:font-name="Ubuntu Thin1" fo:font-style="normal" style:text-underline-style="none" fo:font-weight="bold" officeooo:rsid="00300257" style:font-style-asian="normal" style:font-weight-asian="bold" style:font-style-complex="normal" style:font-weight-complex="bold"/>
    </style:style>
    <style:style style:name="T21" style:family="text">
      <style:text-properties style:use-window-font-color="true" loext:opacity="0%" style:font-name="Ubuntu Thin1" fo:font-style="normal" style:text-underline-style="none" fo:font-weight="bold" officeooo:rsid="0029b173" style:font-style-asian="normal" style:font-weight-asian="bold" style:font-style-complex="normal" style:font-weight-complex="bold"/>
    </style:style>
    <style:style style:name="T22" style:family="text">
      <style:text-properties style:use-window-font-color="true" loext:opacity="0%" style:font-name="Ubuntu Thin1" fo:font-style="normal" style:text-underline-style="none" fo:font-weight="normal" officeooo:rsid="00300257" style:font-style-asian="normal" style:font-weight-asian="normal" style:font-style-complex="normal" style:font-weight-complex="normal"/>
    </style:style>
    <style:style style:name="T23" style:family="text">
      <style:text-properties style:use-window-font-color="true" loext:opacity="0%" style:font-name="Ubuntu Thin1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e4b0f" style:font-style-asian="normal" style:font-style-complex="normal"/>
    </style:style>
    <style:style style:name="T25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b684f" style:font-style-asian="normal" style:font-style-complex="normal"/>
    </style:style>
    <style:style style:name="T26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29b173" style:font-style-asian="normal" style:font-style-complex="normal"/>
    </style:style>
    <style:style style:name="T27" style:family="text">
      <style:text-properties style:use-window-font-color="true" loext:opacity="0%" style:font-name="Ubuntu Thin1" fo:font-style="normal" style:text-underline-style="solid" style:text-underline-width="auto" style:text-underline-color="font-color" officeooo:rsid="003453f4" style:font-style-asian="normal" style:font-style-complex="normal"/>
    </style:style>
    <style:style style:name="T28" style:family="text">
      <style:text-properties style:use-window-font-color="true" loext:opacity="0%" officeooo:rsid="002589e0"/>
    </style:style>
    <style:style style:name="T29" style:family="text">
      <style:text-properties style:use-window-font-color="true" loext:opacity="0%" fo:font-weight="bold" style:font-weight-asian="bold" style:font-weight-complex="bold"/>
    </style:style>
    <style:style style:name="T30" style:family="text">
      <style:text-properties style:use-window-font-color="true" loext:opacity="0%" fo:font-weight="bold" officeooo:rsid="002589e0" style:font-weight-asian="bold" style:font-weight-complex="bold"/>
    </style:style>
    <style:style style:name="T31" style:family="text">
      <style:text-properties style:use-window-font-color="true" loext:opacity="0%" fo:font-weight="bold" officeooo:rsid="0026e50f" style:font-weight-asian="bold" style:font-weight-complex="bold"/>
    </style:style>
    <style:style style:name="T32" style:family="text">
      <style:text-properties style:use-window-font-color="true" loext:opacity="0%" fo:font-weight="normal" style:font-weight-asian="normal" style:font-weight-complex="normal"/>
    </style:style>
    <style:style style:name="T33" style:family="text">
      <style:text-properties style:use-window-font-color="true" loext:opacity="0%" fo:font-weight="normal" officeooo:rsid="0026a86f" style:font-weight-asian="normal" style:font-weight-complex="normal"/>
    </style:style>
    <style:style style:name="T34" style:family="text">
      <style:text-properties officeooo:rsid="0022b751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24f62f"/>
    </style:style>
    <style:style style:name="T37" style:family="text">
      <style:text-properties officeooo:rsid="002589e0"/>
    </style:style>
    <style:style style:name="T38" style:family="text">
      <style:text-properties style:font-name="Ubuntu Thin1"/>
    </style:style>
    <style:style style:name="T39" style:family="text">
      <style:text-properties style:font-name="Ubuntu Thin1" fo:font-size="10pt" officeooo:rsid="001d5daf" style:font-size-asian="10pt" style:font-size-complex="10pt"/>
    </style:style>
    <style:style style:name="T40" style:family="text">
      <style:text-properties style:font-name="Ubuntu Thin1" fo:font-size="10pt" officeooo:rsid="001bf22d" style:font-size-asian="10pt" style:font-size-complex="10pt"/>
    </style:style>
    <style:style style:name="T41" style:family="text">
      <style:text-properties style:font-name="Ubuntu Thin1" fo:font-size="10pt" officeooo:rsid="0022b751" style:font-size-asian="10pt" style:font-size-complex="10pt"/>
    </style:style>
    <style:style style:name="T42" style:family="text">
      <style:text-properties style:font-name="Ubuntu Thin1" fo:font-size="10pt" fo:font-weight="bold" officeooo:rsid="001bf22d" style:font-size-asian="10pt" style:font-weight-asian="bold" style:font-size-complex="10pt" style:font-weight-complex="bold"/>
    </style:style>
    <style:style style:name="T43" style:family="text">
      <style:text-properties style:font-name="Ubuntu Thin1" fo:font-size="10pt" fo:font-weight="bold" officeooo:rsid="001d5daf" style:font-size-asian="10pt" style:font-weight-asian="bold" style:font-size-complex="10pt" style:font-weight-complex="bold"/>
    </style:style>
    <style:style style:name="T44" style:family="text">
      <style:text-properties style:font-name="Ubuntu Thin1" fo:font-size="10pt" fo:font-weight="bold" style:font-size-asian="8.75pt" style:font-weight-asian="bold" style:font-size-complex="10pt" style:font-weight-complex="bold"/>
    </style:style>
    <style:style style:name="T45" style:family="text">
      <style:text-properties style:font-name="Ubuntu Thin1" fo:font-size="10pt" style:text-underline-style="solid" style:text-underline-width="auto" style:text-underline-color="font-color" officeooo:rsid="0023b88e" style:font-size-asian="10pt" style:font-size-complex="10pt"/>
    </style:style>
    <style:style style:name="T46" style:family="text">
      <style:text-properties style:font-name="Ubuntu Thin1" fo:font-size="10pt" style:text-underline-style="solid" style:text-underline-width="auto" style:text-underline-color="font-color" style:font-size-asian="8.75pt" style:font-size-complex="10pt"/>
    </style:style>
    <style:style style:name="T47" style:family="text">
      <style:text-properties style:font-name="Ubuntu Thin1" fo:font-size="10pt" style:text-underline-style="solid" style:text-underline-width="auto" style:text-underline-color="font-color" officeooo:rsid="00277ab0" style:font-size-asian="8.75pt" style:font-size-complex="10pt"/>
    </style:style>
    <style:style style:name="T48" style:family="text">
      <style:text-properties style:font-name="Ubuntu Thin1" fo:font-size="10pt" style:font-size-asian="8.75pt" style:font-size-complex="10pt"/>
    </style:style>
    <style:style style:name="T49" style:family="text">
      <style:text-properties style:font-name="Ubuntu Thin1" fo:font-size="10pt" officeooo:rsid="00277ab0" style:font-size-asian="8.75pt" style:font-size-complex="10pt"/>
    </style:style>
    <style:style style:name="T50" style:family="text">
      <style:text-properties style:font-name="Ubuntu Thin1" fo:font-size="10pt" officeooo:rsid="00284da3" style:font-size-asian="8.75pt" style:font-size-complex="10pt"/>
    </style:style>
    <style:style style:name="T51" style:family="text">
      <style:text-properties style:font-name="Ubuntu Thin1" fo:font-size="10pt" style:text-underline-style="none" style:font-size-asian="8.75pt" style:font-size-complex="10pt"/>
    </style:style>
    <style:style style:name="T52" style:family="text">
      <style:text-properties style:font-name="Ubuntu Thin1" fo:font-size="10pt" style:text-underline-style="none" officeooo:rsid="00277ab0" style:font-size-asian="8.75pt" style:font-size-complex="10pt"/>
    </style:style>
    <style:style style:name="T53" style:family="text">
      <style:text-properties style:font-name="Ubuntu Thin1" fo:font-size="10pt" style:text-underline-style="none" officeooo:rsid="0028d9ae" style:font-size-asian="8.75pt" style:font-size-complex="10pt"/>
    </style:style>
    <style:style style:name="T54" style:family="text">
      <style:text-properties style:font-name="Ubuntu Thin1" fo:font-size="10pt" style:text-underline-style="none" officeooo:rsid="002fc9cf" style:font-size-asian="8.75pt" style:font-size-complex="10pt"/>
    </style:style>
    <style:style style:name="T55" style:family="text">
      <style:text-properties style:font-name="Ubuntu Thin1" fo:font-size="10pt" style:text-underline-style="none" fo:font-weight="bold" style:font-size-asian="8.75pt" style:font-weight-asian="bold" style:font-size-complex="10pt" style:font-weight-complex="bold"/>
    </style:style>
    <style:style style:name="T56" style:family="text">
      <style:text-properties style:font-name="Ubuntu Thi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font-name="Ubuntu Thin1" fo:font-weight="bold" style:font-weight-asian="bold" style:font-weight-complex="bold"/>
    </style:style>
    <style:style style:name="T58" style:family="text">
      <style:text-properties style:font-name="Ubuntu Thin1" style:text-underline-style="none"/>
    </style:style>
    <style:style style:name="T59" style:family="text">
      <style:text-properties style:font-name="Ubuntu Thin1" style:text-underline-style="none" fo:font-weight="normal" style:font-weight-asian="normal" style:font-weight-complex="normal"/>
    </style:style>
    <style:style style:name="T60" style:family="text">
      <style:text-properties style:font-name="Ubuntu Thin1" style:text-underline-style="none" officeooo:rsid="002b684f"/>
    </style:style>
    <style:style style:name="T61" style:family="text">
      <style:text-properties style:font-name="Ubuntu Thin1" style:text-underline-style="none" fo:font-weight="bold" style:font-weight-asian="bold" style:font-weight-complex="bold"/>
    </style:style>
    <style:style style:name="T62" style:family="text">
      <style:text-properties style:font-name="Ubuntu Thin1" style:text-underline-style="none" fo:font-weight="bold" officeooo:rsid="00326d2d" style:font-weight-asian="bold" style:font-weight-complex="bold"/>
    </style:style>
    <style:style style:name="T63" style:family="text">
      <style:text-properties style:font-name="Ubuntu Thin1" style:text-underline-style="none" officeooo:rsid="00326d2d"/>
    </style:style>
    <style:style style:name="T64" style:family="text">
      <style:text-properties style:font-name="Ubuntu Thin1" fo:font-style="normal" style:text-underline-style="none" style:font-style-asian="normal" style:font-style-complex="normal"/>
    </style:style>
    <style:style style:name="T65" style:family="text">
      <style:text-properties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66" style:family="text">
      <style:text-properties style:font-name="Ubuntu Thin1" style:text-underline-style="solid" style:text-underline-width="auto" style:text-underline-color="font-color"/>
    </style:style>
    <style:style style:name="T67" style:family="text">
      <style:text-properties style:font-name="Ubuntu Thin1" fo:font-weight="normal" officeooo:rsid="002e4b0f" style:font-weight-asian="normal" style:font-weight-complex="normal"/>
    </style:style>
    <style:style style:name="T68" style:family="text">
      <style:text-properties officeooo:rsid="00284da3"/>
    </style:style>
    <style:style style:name="T69" style:family="text">
      <style:text-properties fo:color="#8d1d75" loext:opacity="100%" style:font-name="Ubuntu Thin1" fo:font-style="normal" style:text-underline-style="none" style:font-style-asian="normal" style:font-style-complex="normal"/>
    </style:style>
    <style:style style:name="T70" style:family="text">
      <style:text-properties fo:color="#8d1d75" loext:opacity="100%" style:font-name="Ubuntu Thin1" fo:font-style="normal" style:text-underline-style="none" fo:font-weight="bold" style:font-style-asian="normal" style:font-weight-asian="bold" style:font-style-complex="normal" style:font-weight-complex="bold"/>
    </style:style>
    <style:style style:name="T71" style:family="text">
      <style:text-properties fo:color="#8d1d75" loext:opacity="100%" style:font-name="Ubuntu Thin1" fo:font-size="10pt" officeooo:rsid="0022b751" style:font-size-asian="10pt" style:font-size-complex="10pt"/>
    </style:style>
    <style:style style:name="T72" style:family="text">
      <style:text-properties fo:color="#8d1d75" loext:opacity="100%" fo:font-style="normal" style:text-underline-style="none" style:font-style-asian="normal" style:font-style-complex="normal"/>
    </style:style>
    <style:style style:name="T73" style:family="text">
      <style:text-properties fo:color="#8d1d75" loext:opacity="100%" fo:font-style="normal" style:text-underline-style="none" officeooo:rsid="0035369d" style:font-style-asian="normal" style:font-style-complex="normal"/>
    </style:style>
    <style:style style:name="T74" style:family="text">
      <style:text-properties fo:color="#8d1d75" loext:opacity="100%" fo:font-size="10pt" style:text-underline-style="none" officeooo:rsid="002fc9cf" style:font-size-asian="8.75pt" style:font-size-complex="10pt"/>
    </style:style>
    <style:style style:name="T75" style:family="text">
      <style:text-properties fo:color="#8d1d75" loext:opacity="100%" fo:font-size="10pt" fo:font-style="normal" style:text-underline-style="solid" style:text-underline-width="auto" style:text-underline-color="font-color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76" style:family="text">
      <style:text-properties fo:color="#8d1d75" loext:opacity="100%" fo:font-size="10pt" fo:font-style="normal" style:text-underline-style="none" fo:font-weight="normal" officeooo:rsid="0029b173" style:font-size-asian="8.75pt" style:font-style-asian="normal" style:font-weight-asian="normal" style:font-size-complex="10pt" style:font-style-complex="normal" style:font-weight-complex="normal"/>
    </style:style>
    <style:style style:name="T77" style:family="text">
      <style:text-properties fo:color="#8d1d75" loext:opacity="100%" style:font-name="Ubuntu"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"/></text:p>
      <text:p text:style-name="P1">Libraries installed</text:p>
      <text:p text:style-name="P24"><text:span text:style-name="T1"/></text:p>
      <text:p text:style-name="P24"><text:span text:style-name="T39">The</text:span><text:span text:style-name="T40"> </text:span><text:span text:style-name="T42">Pycocotools</text:span><text:span text:style-name="T40"> </text:span><text:span text:style-name="T39">package includes</text:span><text:span text:style-name="T40"> the tools in the form of an </text:span><text:span text:style-name="T42">API</text:span><text:span text:style-name="T40"> accesible for python application</text:span><text:span text:style-name="T39">s</text:span><text:span text:style-name="T40">, </text:span><text:span text:style-name="T45">originally</text:span><text:span text:style-name="T40"> </text:span><text:span text:style-name="T39">intended for</text:span><text:span text:style-name="T40"> </text:span><text:span text:style-name="T39">loading, parsing and visualizing annotation on </text:span><text:span text:style-name="T40">the famous large image dataset </text:span><text:span text:style-name="T43">COCO</text:span><text:span text:style-name="T39"> </text:span><text:span text:style-name="T40">(</text:span><text:a xlink:type="simple" xlink:href="http://cocodataset.org/" text:style-name="Internet_20_link" text:visited-style-name="Visited_20_Internet_20_Link"><text:span text:style-name="T6">http://cocodataset.org/</text:span></text:a><text:span text:style-name="T40">). </text:span><text:span text:style-name="T41">The API is contained in the python file </text:span><text:span text:style-name="T71">coco.py.</text:span></text:p>
      <text:p text:style-name="P25"/>
      <text:p text:style-name="P26"><text:span text:style-name="T3">Cython</text:span><text:span text:style-name="T36"> is installed at the same time. </text:span><text:span text:style-name="T2">Cython_bbox</text:span> is a Python library designed to accelerate bounding box computations commonly used in object detection tasks. It leverages Cython, a superset of Python that allows compiling <text:span text:style-name="T35">Python code into efficient C extensions</text:span><text:span text:style-name="T5">.</text:span></text:p>
      <text:p text:style-name="P26"/>
      <text:p text:style-name="P26"><text:span text:style-name="T2">Faiss-cpu</text:span> and <text:span text:style-name="T2">faiss-gpu</text:span> are libraries that provide implementations of the FAISS (Facebook AI Similarity Search) library for efficient similarity search.</text:p>
      <text:p text:style-name="P26"/>
      <text:p text:style-name="P25"><text:span text:style-name="T4">ONNX</text:span><text:span text:style-name="T34"> (Open Neural Network </text:span><text:span text:style-name="T37">eX</text:span><text:span text:style-name="T34">change) isn't actually a library in the traditional sense. </text:span><text:span text:style-name="T37">It </text:span>defines a common set of operators (the building blocks of machine learning models) and a file format. <text:span text:style-name="T7">Once a model is in the ONNX format, it can be used by various tools and runtime environments that support ONNX, </text:span><text:span text:style-name="T28">so one is not limited by the original format. </text:span><text:span text:style-name="T30">Onnxruntime</text:span><text:span text:style-name="T28"> would be the runtime engine for running models in the ONNX format.</text:span></text:p>
      <text:p text:style-name="P25"><text:span text:style-name="T28"/></text:p>
      <text:p text:style-name="P27"><text:span text:style-name="T7">Having the TensorFlow libraries already installed in the environment, we install </text:span><text:span text:style-name="T29">TensorRT</text:span><text:span text:style-name="T32">, a runtime engin</text:span><text:span text:style-name="T33">e</text:span><text:span text:style-name="T32"> that optimizes pre-trained models for NVIDIA GPUs </text:span><text:span text:style-name="T33">by removing unnecessary computations, converting the model to a format designed for NVIDIA GPUs and leveraging hardware acceleration features.</text:span></text:p>
      <text:p text:style-name="P24"><text:span text:style-name="T8"/></text:p>
      <text:p text:style-name="P28"><text:span text:style-name="T28">T</text:span><text:span text:style-name="T7">he </text:span><text:span text:style-name="T77">requirements.txt</text:span><text:span text:style-name="T7"> file install several libraries we all use in our usual Data mining projects, plus some specifics like </text:span><text:span text:style-name="T31">T</text:span><text:span text:style-name="T29">orchvision</text:span><text:span text:style-name="T32">, a library specifically made for Computer Vision tasks. </text:span></text:p>
      <text:p text:style-name="P29"/>
      <text:p text:style-name="P26"/>
      <text:p text:style-name="P6">Datasets</text:p>
      <text:p text:style-name="P2"><text:span text:style-name="T48"/></text:p>
      <text:p text:style-name="P10"><text:span text:style-name="T38">The </text:span><text:span text:style-name="T57">AICUP </text:span><text:span text:style-name="T67">(train)</text:span><text:span text:style-name="T57"> dataset</text:span><text:span text:style-name="T38"> </text:span></text:p>
      <text:p text:style-name="P3"><text:span text:style-name="T48"/></text:p>
      <text:p text:style-name="P3"><text:span text:style-name="T50">This dataset </text:span><text:span text:style-name="T48">is separated in </text:span><text:span text:style-name="T49">the</text:span><text:span text:style-name="T48"> </text:span><text:span text:style-name="T44">train</text:span><text:span text:style-name="T48"> and </text:span><text:span text:style-name="T44">test</text:span><text:span text:style-name="T48"> datasets. The </text:span><text:span text:style-name="T44">train</text:span><text:span text:style-name="T48"> dataset is composed by the </text:span><text:span text:style-name="T46">images</text:span><text:span text:style-name="T48"> but also </text:span><text:span text:style-name="T46">labels</text:span><text:span text:style-name="T51">, </text:span><text:span text:style-name="T52">which consists in .txt files that match the images’ name. The </text:span><text:span text:style-name="T47">label</text:span><text:span text:style-name="T52"> contains the </text:span><text:span text:style-name="T53">coordinates and dimensions</text:span><text:span text:style-name="T52"> of </text:span><text:span text:style-name="T53">the</text:span><text:span text:style-name="T52"> elements within the images:</text:span></text:p>
      <text:p text:style-name="P3"><text:span text:style-name="T52"/></text:p>
      <text:p text:style-name="P4"><text:span text:style-name="T52"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32">c<text:span text:style-name="T68">l</text:span>ass</text:p>
            </table:table-cell>
            <table:table-cell table:style-name="Table1.A1" office:value-type="string">
              <text:p text:style-name="P32">center_x</text:p>
            </table:table-cell>
            <table:table-cell table:style-name="Table1.A1" office:value-type="string">
              <text:p text:style-name="P32">center_y</text:p>
            </table:table-cell>
            <table:table-cell table:style-name="Table1.A1" office:value-type="string">
              <text:p text:style-name="P32">width</text:p>
            </table:table-cell>
            <table:table-cell table:style-name="Table1.A1" office:value-type="string">
              <text:p text:style-name="P32">height</text:p>
            </table:table-cell>
            <table:table-cell table:style-name="Table1.A1" office:value-type="string">
              <text:p text:style-name="P32">track_ID</text:p>
            </table:table-cell>
          </table:table-row>
        </table:table-header-rows>
        <table:table-row>
          <table:table-cell table:style-name="Table1.A1" office:value-type="string">
            <text:p text:style-name="P31">0</text:p>
          </table:table-cell>
          <table:table-cell table:style-name="Table1.A1" office:value-type="string">
            <text:p text:style-name="P31">0.704687</text:p>
          </table:table-cell>
          <table:table-cell table:style-name="Table1.A1" office:value-type="string">
            <text:p text:style-name="P31">0.367592</text:p>
          </table:table-cell>
          <table:table-cell table:style-name="Table1.A1" office:value-type="string">
            <text:p text:style-name="P31">0.032291</text:p>
          </table:table-cell>
          <table:table-cell table:style-name="Table1.A1" office:value-type="string">
            <text:p text:style-name="P31">0.1</text:p>
          </table:table-cell>
          <table:table-cell table:style-name="Table1.A1" office:value-type="string">
            <text:p text:style-name="P31">1</text:p>
          </table:table-cell>
        </table:table-row>
      </table:table>
      <text:p text:style-name="P4"><text:span text:style-name="T52"/></text:p>
      <text:p text:style-name="P9"><text:span text:style-name="T52">T</text:span><text:span text:style-name="T51">he train dataset is downloaded and must be located at our project’s root directory </text:span><text:span text:style-name="T54">as </text:span><text:span text:style-name="T74">/train.</text:span></text:p>
      <text:p text:style-name="P5"><text:span text:style-name="T52"/></text:p>
      <text:p text:style-name="P8"><text:span text:style-name="T51">The </text:span><text:span text:style-name="T55">test</text:span><text:span text:style-name="T51"> dataset isn’t actually used in this pipeline, instead we’ll see how the file </text:span><text:span text:style-name="T75">generate_AICUP_patches.py</text:span><text:span text:style-name="T76"> </text:span><text:span text:style-name="T56">will generate it.</text:span></text:p>
      <text:p text:style-name="P7"><text:span text:style-name="T51"/></text:p>
      <text:p text:style-name="P7"><text:span text:style-name="T51"/></text:p>
      <text:p text:style-name="P11"><text:span text:style-name="T59">The </text:span><text:span text:style-name="T58">ReID dataset</text:span></text:p>
      <text:p text:style-name="P11"><text:span text:style-name="T58"/></text:p>
      <text:p text:style-name="P14"><text:span text:style-name="T58">ReID stands for </text:span><text:span text:style-name="T61">Re-Identification</text:span><text:span text:style-name="T58">, </text:span><text:span text:style-name="T60">it seems to be a naming standard for person identification datasets, </text:span><text:span text:style-name="T58">but apparently it’s just the </text:span><text:span text:style-name="T61">AICUP dataset</text:span><text:span text:style-name="T58"> </text:span><text:span text:style-name="T66">adapted</text:span><text:span text:style-name="T58"> for a ReID format that </text:span><text:span text:style-name="T62">fast_reid</text:span><text:span text:style-name="T58"> can work with. This conversion happens </text:span><text:span text:style-name="T63">via</text:span><text:span text:style-name="T58"> </text:span><text:span text:style-name="T69">/fast_reid/datasets</text:span><text:span text:style-name="T72">/generate_AICUP_patches.py</text:span><text:span text:style-name="T9"> </text:span><text:span text:style-name="T15">on</text:span><text:span text:style-name="T10"> </text:span><text:span text:style-name="T11">the </text:span><text:span text:style-name="T24">AICUP </text:span><text:span text:style-name="T25">train</text:span><text:span text:style-name="T10"> </text:span><text:span text:style-name="T15">dataset</text:span><text:span text:style-name="T9">: </text:span></text:p>
      <text:p text:style-name="P14"><text:span text:style-name="T9"/></text:p>
      <text:p text:style-name="P16"><text:span text:style-name="T9"/></text:p>
      <text:list xml:id="list1090536613" text:style-name="L4">
        <text:list-item>
          <text:p text:style-name="P17"><text:span text:style-name="T9">The </text:span><text:span text:style-name="T19">ratio</text:span><text:span text:style-name="T9"> for the the </text:span><text:span text:style-name="T23">train</text:span><text:span text:style-name="T9"> set is </text:span><text:span text:style-name="T19">0.8</text:span><text:span text:style-name="T9"> and </text:span><text:span text:style-name="T19">0.2</text:span><text:span text:style-name="T9"> for the </text:span><text:span text:style-name="T23">test</text:span><text:span text:style-name="T9"> set.</text:span></text:p>
        </text:list-item>
        <text:list-item>
          <text:p text:style-name="P15"><text:span text:style-name="T9">It converts the images’ size to 720 x 1280 </text:span><text:span text:style-name="T13">under .bmp (</text:span><text:span text:style-name="T20">Bitmap</text:span><text:span text:style-name="T13">) loss-less format. It’s also easy to read and write for all OS.</text:span></text:p>
        </text:list-item>
        <text:list-item>
          <text:p text:style-name="P15"><text:span text:style-name="T9">It patches the labels onto the </text:span><text:span text:style-name="T12">new .</text:span><text:span text:style-name="T13">bmp</text:span><text:span text:style-name="T12"> images</text:span><text:span text:style-name="T9">.</text:span></text:p>
        </text:list-item>
        <text:list-item>
          <text:p text:style-name="P17"><text:span text:style-name="T9">The patched files are then written onto:</text:span></text:p>
          <text:list>
            <text:list-item>
              <text:p text:style-name="P30"><text:span text:style-name="T64">/content/AICUP_Manny_32/fast_reid/datasets/AICUP-ReID/</text:span><text:span text:style-name="T65">bounding_box_train</text:span></text:p>
            </text:list-item>
            <text:list-item>
              <text:p text:style-name="P17"><text:soft-page-break/><text:span text:style-name="T69">/content/AICUP_Manny_32/fast_reid/datasets/</text:span><text:span text:style-name="T70">AICUP-ReID/bounding_box_test</text:span></text:p>
            </text:list-item>
          </text:list>
        </text:list-item>
      </text:list>
      <text:p text:style-name="P18"><text:span text:style-name="T9"/></text:p>
      <text:p text:style-name="P18"><text:span text:style-name="T9">The images within these two sets</text:span><text:span text:style-name="T13"> are stored under the same directory, with no inner forkings, </text:span><text:span text:style-name="T18">with a new resolution and file format</text:span><text:span text:style-name="T13">. </text:span><text:span text:style-name="T18">This is the structure and file format fast_reid framework will work with.</text:span></text:p>
      <text:p text:style-name="P18"><text:span text:style-name="T13"/></text:p>
      <text:p text:style-name="P18"><text:span text:style-name="T13"/></text:p>
      <text:p text:style-name="P12"><text:span text:style-name="T22">The </text:span><text:span text:style-name="T14">YoloV7</text:span><text:span text:style-name="T13"> dataset</text:span></text:p>
      <text:p text:style-name="P18"><text:span text:style-name="T13"/></text:p>
      <text:p text:style-name="P20"><text:span text:style-name="T13">T</text:span><text:span text:style-name="T9">he YoloV7 dataset is also the </text:span><text:span text:style-name="T19">AICUP dataset</text:span><text:span text:style-name="T9"> adapted for the </text:span><text:span text:style-name="T19">yolo</text:span><text:span text:style-name="T9"> format that </text:span><text:span text:style-name="T19">YoloV7 </text:span><text:span text:style-name="T9">can work with. </text:span><text:span text:style-name="T17">This script will generate new images separated in a </text:span><text:span text:style-name="T27">new train</text:span><text:span text:style-name="T17"> and </text:span><text:span text:style-name="T27">validation</text:span><text:span text:style-name="T17"> datasets. </text:span><text:span text:style-name="T9">This conversion happens via </text:span><text:span text:style-name="T69">/yolov7/tools</text:span><text:span text:style-name="T72">/AICUP_to_YOLOv7.py</text:span><text:span text:style-name="T69"> on the </text:span><text:span text:style-name="T24">AICUP </text:span><text:span text:style-name="T25">train</text:span><text:span text:style-name="T10"> </text:span><text:span text:style-name="T9">dataset</text:span><text:span text:style-name="T16">:</text:span></text:p>
      <text:p text:style-name="P20"><text:span text:style-name="T16"/></text:p>
      <text:p text:style-name="P20"><text:span text:style-name="T16"/></text:p>
      <text:list xml:id="list1626260792" text:style-name="L5">
        <text:list-item>
          <text:p text:style-name="P19"><text:span text:style-name="T16">The </text:span><text:span text:style-name="T21">ratio</text:span><text:span text:style-name="T16"> for the the </text:span><text:span text:style-name="T26">train</text:span><text:span text:style-name="T16"> set is </text:span><text:span text:style-name="T21">0.8</text:span><text:span text:style-name="T16"> and </text:span><text:span text:style-name="T21">0.2</text:span><text:span text:style-name="T16"> for the </text:span><text:span text:style-name="T27">validation</text:span><text:span text:style-name="T16"> set.</text:span></text:p>
        </text:list-item>
        <text:list-item>
          <text:p text:style-name="P21"><text:span text:style-name="T16">T</text:span><text:span text:style-name="T9">here’s no apparent change in the size of images.</text:span></text:p>
        </text:list-item>
        <text:list-item>
          <text:p text:style-name="P23"><text:span text:style-name="T9">The images are </text:span><text:span text:style-name="T19">renamed</text:span><text:span text:style-name="T9"> according to its corresponding </text:span><text:span text:style-name="T72">/label</text:span><text:span text:style-name="T9"> text file name.</text:span></text:p>
        </text:list-item>
      </text:list>
      <text:p text:style-name="P13"><text:span text:style-name="T64"/></text:p>
      <text:p text:style-name="P22"><text:span text:style-name="T18">T</text:span><text:span text:style-name="T9">he purpose of the script and the new dataset is to split </text:span><text:span text:style-name="T18">the AICUP dataset into a train and validation dataset, keeping the same </text:span><text:span text:style-name="T73">/images</text:span><text:span text:style-name="T18"> and </text:span><text:span text:style-name="T73">/labels</text:span><text:span text:style-name="T18"> structure. It would look like this is the structure and naming conventions YoloV7 will work wit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Light" svg:font-family="'Ubuntu Light'" style:font-pitch="variable"/>
    <style:font-face style:name="Ubuntu Thin" svg:font-family="'Ubuntu Thin'" style:font-pitch="variable"/>
    <style:font-face style:name="Ubuntu Thin1" svg:font-family="'Ubuntu Thin'" style:font-adornments="Thin" style:font-pitch="variabl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22:29:38.522329168</meta:creation-date>
    <dc:date>2024-06-07T13:00:35.932014081</dc:date>
    <meta:editing-duration>PT7H29M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2" meta:paragraph-count="39" meta:word-count="612" meta:character-count="3913" meta:non-whitespace-character-count="3346"/>
  </office:meta>
</office:document-meta>
</file>